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T3" style:parent-style-name="Fuentedepárrafopredeter." style:family="text">
      <style:text-properties fo:language="en" fo:country="GB"/>
    </style:style>
  </office:automatic-styles>
  <office:body>
    <office:text text:use-soft-page-breaks="true">
      <text:p text:style-name="P1">Escavo1: 5433</text:p>
      <text:p text:style-name="Normal">Esclavo2: 5434</text:p>
      <text:p text:style-name="Normal">Maestro1: 5435</text:p>
      <text:p text:style-name="Normal">Maestro2: 5436</text:p>
      <text:p text:style-name="Normal"/>
      <text:p text:style-name="P2">pg_ctl start -D "C:/maestro2"</text:p>
      <text:p text:style-name="Normal"><text:span text:style-name="T3">psql -U <text:s text:c="2"/>postgres -p <text:s/>543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ballero Ortego Sergio</meta:initial-creator>
    <dc:creator>Caballero Ortego Sergio</dc:creator>
    <meta:creation-date>2025-05-15T17:02:00Z</meta:creation-date>
    <dc:date>2025-05-15T18:08:00Z</dc:date>
    <meta:template xlink:href="Normal" xlink:type="simple"/>
    <meta:editing-cycles>2</meta:editing-cycles>
    <meta:editing-duration>PT3960S</meta:editing-duration>
    <meta:document-statistic meta:page-count="1" meta:paragraph-count="1" meta:word-count="18" meta:character-count="117" meta:row-count="1" meta:non-whitespace-character-count="100"/>
  </office:meta>
</office:document-meta>
</file>